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fc83" officeooo:paragraph-rsid="000dfc83"/>
    </style:style>
    <style:style style:name="P2" style:family="paragraph" style:parent-style-name="Standard">
      <style:text-properties officeooo:rsid="000f8aeb" officeooo:paragraph-rsid="000f8aeb"/>
    </style:style>
    <style:style style:name="P3" style:family="paragraph" style:parent-style-name="Standard">
      <style:text-properties officeooo:rsid="000fead2" officeooo:paragraph-rsid="000fead2"/>
    </style:style>
    <style:style style:name="P4" style:family="paragraph" style:parent-style-name="Standard">
      <style:text-properties officeooo:rsid="00107e86" officeooo:paragraph-rsid="00107e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V-Projekt Pflichtenheft</text:p>
      <text:p text:style-name="P1"/>
      <text:p text:style-name="P1">Währungsumrechner</text:p>
      <text:p text:style-name="P1"/>
      <text:p text:style-name="P1"/>
      <text:p text:style-name="P1"/>
      <text:p text:style-name="P2">Funktionelle Anforderungen:</text:p>
      <text:p text:style-name="P1"/>
      <text:p text:style-name="P1">Pflichten:</text:p>
      <text:p text:style-name="P1">Währungen Rechnen</text:p>
      <text:p text:style-name="P1">Währungen auswählen</text:p>
      <text:p text:style-name="P3">20 gängigste Währungen</text:p>
      <text:p text:style-name="P3">Möglichkeit zum Tauschen der Eingabe- und Ausgabewährungen</text:p>
      <text:p text:style-name="P3"/>
      <text:p text:style-name="P1"/>
      <text:p text:style-name="P1">Wahlweise:</text:p>
      <text:p text:style-name="P2">API für aktuelle Umrechnungswerte</text:p>
      <text:p text:style-name="P3">Anzeige eines Umrechnungsverlaufs</text:p>
      <text:p text:style-name="P4">Möglichkeit zur Speicherung des aktuellen Umrechnungswerts um später Veränderung anzeigen zu können</text:p>
      <text:p text:style-name="P2"/>
      <text:p text:style-name="P2"/>
      <text:p text:style-name="P2">nicht-funktionelle Anforderungen:</text:p>
      <text:p text:style-name="P2"/>
      <text:p text:style-name="P2">Pflicht:</text:p>
      <text:p text:style-name="P2">GUI mit Eingabefeld und Ausgabe</text:p>
      <text:p text:style-name="P2">Drop-Down mit Währungsauswahl</text:p>
      <text:p text:style-name="P2">Button zur Umrechnung</text:p>
      <text:p text:style-name="P3">Anzeige der Landesflagge der Währung</text:p>
      <text:p text:style-name="P2"/>
      <text:p text:style-name="P2">Wahl: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3T20:00:36.970000000</meta:creation-date>
    <dc:date>2022-10-23T20:34:31.414000000</dc:date>
    <meta:editing-duration>PT3M23S</meta:editing-duration>
    <meta:editing-cycles>1</meta:editing-cycles>
    <meta:document-statistic meta:table-count="0" meta:image-count="0" meta:object-count="0" meta:page-count="1" meta:paragraph-count="19" meta:word-count="60" meta:character-count="532" meta:non-whitespace-character-count="491"/>
    <meta:generator>LibreOffice/7.1.4.2$Windows_X86_64 LibreOffice_project/a529a4fab45b75fefc5b6226684193eb000654f6</meta:generator>
  </office:meta>
</office:document-meta>
</file>